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0606c" officeooo:paragraph-rsid="0010606c"/>
    </style:style>
    <style:style style:name="P2" style:family="paragraph" style:parent-style-name="Text_20_body">
      <style:text-properties officeooo:rsid="0012acaa" officeooo:paragraph-rsid="00156653"/>
    </style:style>
    <style:style style:name="P3" style:family="paragraph" style:parent-style-name="Text_20_body">
      <style:text-properties officeooo:rsid="00156653" officeooo:paragraph-rsid="00156653"/>
    </style:style>
    <style:style style:name="P4" style:family="paragraph" style:parent-style-name="Text_20_body">
      <style:text-properties officeooo:rsid="00157cc7" officeooo:paragraph-rsid="001710c0"/>
    </style:style>
    <style:style style:name="P5" style:family="paragraph" style:parent-style-name="Text_20_body">
      <style:text-properties officeooo:rsid="00157cc7" officeooo:paragraph-rsid="00264796"/>
    </style:style>
    <style:style style:name="P6" style:family="paragraph" style:parent-style-name="Text_20_body">
      <style:text-properties officeooo:rsid="001675a0" officeooo:paragraph-rsid="001675a0"/>
    </style:style>
    <style:style style:name="P7" style:family="paragraph" style:parent-style-name="Text_20_body">
      <style:text-properties officeooo:rsid="001710c0" officeooo:paragraph-rsid="001710c0"/>
    </style:style>
    <style:style style:name="P8" style:family="paragraph" style:parent-style-name="Text_20_body">
      <style:text-properties officeooo:rsid="001189d8" officeooo:paragraph-rsid="001189d8"/>
    </style:style>
    <style:style style:name="P9" style:family="paragraph" style:parent-style-name="Text_20_body">
      <style:text-properties officeooo:rsid="001876d3" officeooo:paragraph-rsid="001876d3"/>
    </style:style>
    <style:style style:name="P10" style:family="paragraph" style:parent-style-name="Text_20_body">
      <style:text-properties officeooo:rsid="001a1805" officeooo:paragraph-rsid="001a1805"/>
    </style:style>
    <style:style style:name="P11" style:family="paragraph" style:parent-style-name="Text_20_body">
      <style:text-properties officeooo:rsid="001a9043" officeooo:paragraph-rsid="001a9043"/>
    </style:style>
    <style:style style:name="P12" style:family="paragraph" style:parent-style-name="Text_20_body">
      <style:text-properties officeooo:rsid="001a9cac" officeooo:paragraph-rsid="001a9cac"/>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1ca24c" officeooo:paragraph-rsid="001ca24c"/>
    </style:style>
    <style:style style:name="P15" style:family="paragraph" style:parent-style-name="Text_20_body">
      <style:text-properties officeooo:rsid="00261d16" officeooo:paragraph-rsid="002f5788"/>
    </style:style>
    <style:style style:name="P16" style:family="paragraph" style:parent-style-name="Text_20_body">
      <style:text-properties officeooo:rsid="0029ce5c" officeooo:paragraph-rsid="0029ce5c"/>
    </style:style>
    <style:style style:name="P17" style:family="paragraph" style:parent-style-name="Text_20_body">
      <style:text-properties officeooo:rsid="002ac969" officeooo:paragraph-rsid="002ac969"/>
    </style:style>
    <style:style style:name="P18" style:family="paragraph" style:parent-style-name="Text_20_body">
      <style:text-properties officeooo:rsid="002ac969" officeooo:paragraph-rsid="00389dd9"/>
    </style:style>
    <style:style style:name="P19" style:family="paragraph" style:parent-style-name="Text_20_body">
      <style:text-properties officeooo:rsid="002b440d" officeooo:paragraph-rsid="002b440d"/>
    </style:style>
    <style:style style:name="P20" style:family="paragraph" style:parent-style-name="Text_20_body">
      <style:text-properties officeooo:rsid="0030302a" officeooo:paragraph-rsid="0030302a"/>
    </style:style>
    <style:style style:name="P21" style:family="paragraph" style:parent-style-name="Text_20_body">
      <style:text-properties officeooo:rsid="0032c21a" officeooo:paragraph-rsid="0032c21a"/>
    </style:style>
    <style:style style:name="P22" style:family="paragraph" style:parent-style-name="Text_20_body">
      <style:text-properties officeooo:rsid="003a740c" officeooo:paragraph-rsid="003a740c"/>
    </style:style>
    <style:style style:name="P23" style:family="paragraph" style:parent-style-name="Text_20_body">
      <style:text-properties officeooo:rsid="003b0b7d" officeooo:paragraph-rsid="003b0b7d"/>
    </style:style>
    <style:style style:name="P24" style:family="paragraph" style:parent-style-name="Text_20_body">
      <style:paragraph-properties fo:break-before="page"/>
      <style:text-properties officeooo:rsid="0010606c" officeooo:paragraph-rsid="0010606c"/>
    </style:style>
    <style:style style:name="P25" style:family="paragraph" style:parent-style-name="Title">
      <style:text-properties officeooo:rsid="0010606c" officeooo:paragraph-rsid="0010606c"/>
    </style:style>
    <style:style style:name="P26" style:family="paragraph" style:parent-style-name="Table_20_Contents">
      <style:text-properties officeooo:rsid="001a9043" officeooo:paragraph-rsid="001a9043"/>
    </style:style>
    <style:style style:name="P27" style:family="paragraph" style:parent-style-name="Table_20_Contents">
      <style:text-properties officeooo:rsid="001a9cac" officeooo:paragraph-rsid="001a9cac"/>
    </style:style>
    <style:style style:name="P28" style:family="paragraph" style:parent-style-name="Text_20_body">
      <style:text-properties officeooo:rsid="00200042" officeooo:paragraph-rsid="00200042"/>
    </style:style>
    <style:style style:name="P29" style:family="paragraph" style:parent-style-name="Text_20_body">
      <style:text-properties officeooo:rsid="0029ce5c" officeooo:paragraph-rsid="002ac969"/>
    </style:style>
    <style:style style:name="P30" style:family="paragraph" style:parent-style-name="Text_20_body">
      <style:text-properties officeooo:rsid="0029ce5c" officeooo:paragraph-rsid="0031b5bd"/>
    </style:style>
    <style:style style:name="P31" style:family="paragraph" style:parent-style-name="Text_20_body">
      <style:text-properties officeooo:rsid="00389dd9" officeooo:paragraph-rsid="00389dd9"/>
    </style:style>
    <style:style style:name="P32" style:family="paragraph" style:parent-style-name="Text_20_body">
      <style:text-properties officeooo:rsid="00156653" officeooo:paragraph-rsid="00264796"/>
    </style:style>
    <style:style style:name="P33" style:family="paragraph" style:parent-style-name="Text_20_body">
      <style:text-properties officeooo:rsid="00156653" officeooo:paragraph-rsid="00156653"/>
    </style:style>
    <style:style style:name="P34" style:family="paragraph" style:parent-style-name="Text_20_body">
      <style:text-properties officeooo:rsid="00264796" officeooo:paragraph-rsid="00264796"/>
    </style:style>
    <style:style style:name="P35" style:family="paragraph" style:parent-style-name="Text_20_body">
      <style:text-properties officeooo:rsid="003d280e" officeooo:paragraph-rsid="003d280e"/>
    </style:style>
    <style:style style:name="P36" style:family="paragraph" style:parent-style-name="Text_20_body">
      <style:text-properties officeooo:rsid="003d6be2" officeooo:paragraph-rsid="003d6be2"/>
    </style:style>
    <style:style style:name="P37" style:family="paragraph" style:parent-style-name="Text_20_body">
      <style:text-properties officeooo:rsid="004094ee" officeooo:paragraph-rsid="004094ee"/>
    </style:style>
    <style:style style:name="P38" style:family="paragraph" style:parent-style-name="Text_20_body">
      <style:text-properties officeooo:rsid="0045ad67" officeooo:paragraph-rsid="0045ad67"/>
    </style:style>
    <style:style style:name="P39" style:family="paragraph" style:parent-style-name="Text_20_body">
      <style:text-properties officeooo:rsid="0049e7b0" officeooo:paragraph-rsid="0049e7b0"/>
    </style:style>
    <style:style style:name="P40" style:family="paragraph" style:parent-style-name="Text_20_body">
      <style:text-properties officeooo:rsid="004b20f5" officeooo:paragraph-rsid="004b20f5"/>
    </style:style>
    <style:style style:name="P41" style:family="paragraph" style:parent-style-name="Text_20_body">
      <style:text-properties officeooo:rsid="004b772b" officeooo:paragraph-rsid="004b772b"/>
    </style:style>
    <style:style style:name="P42" style:family="paragraph" style:parent-style-name="Text_20_body">
      <style:text-properties officeooo:paragraph-rsid="0045ad67"/>
    </style:style>
    <style:style style:name="P43" style:family="paragraph" style:parent-style-name="Text_20_body">
      <style:text-properties officeooo:rsid="0050e0ad" officeooo:paragraph-rsid="0050e0ad"/>
    </style:style>
    <style:style style:name="P44" style:family="paragraph" style:parent-style-name="Text_20_body">
      <style:text-properties officeooo:rsid="0035cf30" officeooo:paragraph-rsid="0035cf30"/>
    </style:style>
    <style:style style:name="P45" style:family="paragraph" style:parent-style-name="Text_20_body">
      <style:text-properties officeooo:rsid="005d29d0" officeooo:paragraph-rsid="005d29d0"/>
    </style:style>
    <style:style style:name="P46" style:family="paragraph" style:parent-style-name="Text_20_body">
      <style:text-properties officeooo:rsid="005f9baa" officeooo:paragraph-rsid="005f9baa"/>
    </style:style>
    <style:style style:name="P47" style:family="paragraph" style:parent-style-name="Text_20_body">
      <style:text-properties officeooo:rsid="005fbfe7" officeooo:paragraph-rsid="005fbfe7"/>
    </style:style>
    <style:style style:name="P48" style:family="paragraph" style:parent-style-name="Text_20_body">
      <style:text-properties officeooo:rsid="0062d20d" officeooo:paragraph-rsid="0062d20d"/>
    </style:style>
    <style:style style:name="P49" style:family="paragraph" style:parent-style-name="Text_20_body">
      <style:text-properties officeooo:rsid="0063e060" officeooo:paragraph-rsid="0063e060"/>
    </style:style>
    <style:style style:name="P50" style:family="paragraph" style:parent-style-name="Heading_20_1">
      <style:text-properties officeooo:rsid="00157cc7" officeooo:paragraph-rsid="00157cc7"/>
    </style:style>
    <style:style style:name="P51" style:family="paragraph" style:parent-style-name="Heading_20_1">
      <style:text-properties officeooo:rsid="00156653" officeooo:paragraph-rsid="00156653"/>
    </style:style>
    <style:style style:name="P52" style:family="paragraph" style:parent-style-name="Heading_20_1">
      <style:text-properties officeooo:rsid="002b440d" officeooo:paragraph-rsid="002b440d"/>
    </style:style>
    <style:style style:name="P53" style:family="paragraph" style:parent-style-name="Heading_20_1">
      <style:text-properties officeooo:rsid="003fa845" officeooo:paragraph-rsid="003fa845"/>
    </style:style>
    <style:style style:name="P54" style:family="paragraph" style:parent-style-name="Heading_20_1">
      <style:text-properties officeooo:rsid="0053ba35" officeooo:paragraph-rsid="0053ba35"/>
    </style:style>
    <style:style style:name="P55" style:family="paragraph" style:parent-style-name="Heading_20_1">
      <style:text-properties officeooo:rsid="0010606c" officeooo:paragraph-rsid="0010606c"/>
    </style:style>
    <style:style style:name="P56" style:family="paragraph" style:parent-style-name="Heading_20_1">
      <style:text-properties officeooo:rsid="0061256b" officeooo:paragraph-rsid="0061256b"/>
    </style:style>
    <style:style style:name="P57" style:family="paragraph" style:parent-style-name="Heading_20_1">
      <style:paragraph-properties fo:break-before="page"/>
      <style:text-properties officeooo:rsid="0010606c" officeooo:paragraph-rsid="0010606c"/>
    </style:style>
    <style:style style:name="P58" style:family="paragraph" style:parent-style-name="Heading_20_1">
      <style:paragraph-properties fo:break-before="page"/>
      <style:text-properties officeooo:rsid="005f9baa" officeooo:paragraph-rsid="005f9baa"/>
    </style:style>
    <style:style style:name="P59" style:family="paragraph" style:parent-style-name="Heading_20_2">
      <style:text-properties officeooo:rsid="0010606c" officeooo:paragraph-rsid="0010606c"/>
    </style:style>
    <style:style style:name="P60" style:family="paragraph" style:parent-style-name="Heading_20_2">
      <style:text-properties officeooo:rsid="001a1805" officeooo:paragraph-rsid="001a1805"/>
    </style:style>
    <style:style style:name="P61" style:family="paragraph" style:parent-style-name="Heading_20_2">
      <style:text-properties officeooo:rsid="001ba299" officeooo:paragraph-rsid="001ba299"/>
    </style:style>
    <style:style style:name="P62" style:family="paragraph" style:parent-style-name="Heading_20_2">
      <style:text-properties officeooo:rsid="003a740c" officeooo:paragraph-rsid="003a740c"/>
    </style:style>
    <style:style style:name="P63" style:family="paragraph" style:parent-style-name="Heading_20_2">
      <style:text-properties officeooo:rsid="0032c21a" officeooo:paragraph-rsid="0032c21a"/>
    </style:style>
    <style:style style:name="P64" style:family="paragraph" style:parent-style-name="Heading_20_2">
      <style:text-properties officeooo:rsid="00441abb" officeooo:paragraph-rsid="00441abb"/>
    </style:style>
    <style:style style:name="P65" style:family="paragraph" style:parent-style-name="Heading_20_2">
      <style:text-properties officeooo:rsid="0050e0ad" officeooo:paragraph-rsid="0050e0ad"/>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2acaa"/>
    </style:style>
    <style:style style:name="T2" style:family="text">
      <style:text-properties officeooo:rsid="0014b473"/>
    </style:style>
    <style:style style:name="T3" style:family="text">
      <style:text-properties officeooo:rsid="00157cc7"/>
    </style:style>
    <style:style style:name="T4" style:family="text">
      <style:text-properties officeooo:rsid="001710c0"/>
    </style:style>
    <style:style style:name="T5" style:family="text">
      <style:text-properties officeooo:rsid="001a1805"/>
    </style:style>
    <style:style style:name="T6" style:family="text">
      <style:text-properties officeooo:rsid="001a9cac"/>
    </style:style>
    <style:style style:name="T7" style:family="text">
      <style:text-properties officeooo:rsid="001ba299"/>
    </style:style>
    <style:style style:name="T8" style:family="text">
      <style:text-properties officeooo:rsid="001ca24c"/>
    </style:style>
    <style:style style:name="T9" style:family="text">
      <style:text-properties officeooo:rsid="0024e125"/>
    </style:style>
    <style:style style:name="T10" style:family="text">
      <style:text-properties officeooo:rsid="002b440d"/>
    </style:style>
    <style:style style:name="T11" style:family="text">
      <style:text-properties officeooo:rsid="002b91f2"/>
    </style:style>
    <style:style style:name="T12" style:family="text">
      <style:text-properties officeooo:rsid="002c8e26"/>
    </style:style>
    <style:style style:name="T13" style:family="text">
      <style:text-properties officeooo:rsid="002f5788"/>
    </style:style>
    <style:style style:name="T14" style:family="text">
      <style:text-properties officeooo:rsid="0031b5bd"/>
    </style:style>
    <style:style style:name="T15" style:family="text">
      <style:text-properties officeooo:rsid="0032c21a"/>
    </style:style>
    <style:style style:name="T16" style:family="text">
      <style:text-properties officeooo:rsid="0033d468"/>
    </style:style>
    <style:style style:name="T17" style:family="text">
      <style:text-properties officeooo:rsid="00368444"/>
    </style:style>
    <style:style style:name="T18" style:family="text">
      <style:text-properties officeooo:rsid="0037c95d"/>
    </style:style>
    <style:style style:name="T19" style:family="text">
      <style:text-properties officeooo:rsid="003d6be2"/>
    </style:style>
    <style:style style:name="T20" style:family="text">
      <style:text-properties officeooo:rsid="003e47a7"/>
    </style:style>
    <style:style style:name="T21" style:family="text">
      <style:text-properties officeooo:rsid="003ed19a"/>
    </style:style>
    <style:style style:name="T22" style:family="text">
      <style:text-properties officeooo:rsid="004100de"/>
    </style:style>
    <style:style style:name="T23" style:family="text">
      <style:text-properties officeooo:rsid="0045ad67"/>
    </style:style>
    <style:style style:name="T24" style:family="text">
      <style:text-properties officeooo:rsid="00529787"/>
    </style:style>
    <style:style style:name="T25" style:family="text">
      <style:text-properties officeooo:rsid="005cb377"/>
    </style:style>
    <style:style style:name="T26" style:family="text">
      <style:text-properties officeooo:rsid="005dcc1d"/>
    </style:style>
    <style:style style:name="T27" style:family="text">
      <style:text-properties officeooo:rsid="005e8bce"/>
    </style:style>
    <style:style style:name="T28" style:family="text">
      <style:text-properties officeooo:rsid="0063e060"/>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hread-basierte Obfuskation</text:p>
      <text:p text:style-name="P2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66"><text:a xlink:type="simple" xlink:href="#__RefHeading___Toc106_572132446" text:style-name="Index_20_Link" text:visited-style-name="Index_20_Link">Einführung<text:tab/>3</text:a></text:p>
          <text:p text:style-name="P67"><text:a xlink:type="simple" xlink:href="#__RefHeading___Toc391_3558549" text:style-name="Index_20_Link" text:visited-style-name="Index_20_Link">Begriffsdefinitionen<text:tab/>3</text:a></text:p>
          <text:p text:style-name="P66"><text:a xlink:type="simple" xlink:href="#__RefHeading___Toc108_572132446" text:style-name="Index_20_Link" text:visited-style-name="Index_20_Link">Implementierung<text:tab/>4</text:a></text:p>
          <text:p text:style-name="P67"><text:a xlink:type="simple" xlink:href="#__RefHeading___Toc110_572132446" text:style-name="Index_20_Link" text:visited-style-name="Index_20_Link">Entwurfsentscheidungen<text:tab/>4</text:a></text:p>
          <text:p text:style-name="P67"><text:a xlink:type="simple" xlink:href="#__RefHeading___Toc59_3312919563" text:style-name="Index_20_Link" text:visited-style-name="Index_20_Link">Einschränkungen<text:tab/>4</text:a></text:p>
          <text:p text:style-name="P66"><text:a xlink:type="simple" xlink:href="#__RefHeading___Toc61_3312919563" text:style-name="Index_20_Link" text:visited-style-name="Index_20_Link">Algorithmus<text:tab/>5</text:a></text:p>
          <text:p text:style-name="P67"><text:a xlink:type="simple" xlink:href="#__RefHeading___Toc63_3312919563" text:style-name="Index_20_Link" text:visited-style-name="Index_20_Link">Initialisierung<text:tab/>5</text:a></text:p>
          <text:p text:style-name="P67"><text:a xlink:type="simple" xlink:href="#__RefHeading___Toc393_3558549" text:style-name="Index_20_Link" text:visited-style-name="Index_20_Link">Datenfluss<text:tab/>6</text:a></text:p>
          <text:p text:style-name="P67"><text:a xlink:type="simple" xlink:href="#__RefHeading___Toc395_3558549" text:style-name="Index_20_Link" text:visited-style-name="Index_20_Link">Synchronisation<text:tab/>7</text:a></text:p>
          <text:p text:style-name="P67"><text:a xlink:type="simple" xlink:href="#__RefHeading___Toc397_3558549" text:style-name="Index_20_Link" text:visited-style-name="Index_20_Link">Relocation<text:tab/>8</text:a></text:p>
          <text:p text:style-name="P66"><text:a xlink:type="simple" xlink:href="#__RefHeading___Toc399_3558549" text:style-name="Index_20_Link" text:visited-style-name="Index_20_Link">Spezialbehandlung: Exception Handling<text:tab/>8</text:a></text:p>
          <text:p text:style-name="P67"><text:a xlink:type="simple" xlink:href="#__RefHeading___Toc401_3558549" text:style-name="Index_20_Link" text:visited-style-name="Index_20_Link">Einschränkungen<text:tab/>8</text:a></text:p>
          <text:p text:style-name="P66"><text:a xlink:type="simple" xlink:href="#__RefHeading___Toc65_3312919563" text:style-name="Index_20_Link" text:visited-style-name="Index_20_Link">Ergebnisse<text:tab/>8</text:a></text:p>
          <text:p text:style-name="P66"><text:a xlink:type="simple" xlink:href="#__RefHeading___Toc403_3558549" text:style-name="Index_20_Link" text:visited-style-name="Index_20_Link">Obfuskationsmetriken<text:tab/>8</text:a></text:p>
          <text:p text:style-name="P67"><text:a xlink:type="simple" xlink:href="#__RefHeading___Toc67_3312919563" text:style-name="Index_20_Link" text:visited-style-name="Index_20_Link">(Manuelles) Reverse Engineering<text:tab/>8</text:a></text:p>
          <text:p text:style-name="P67"><text:a xlink:type="simple" xlink:href="#__RefHeading___Toc69_3312919563" text:style-name="Index_20_Link" text:visited-style-name="Index_20_Link">(Automatisierte) Untersuchung auf bösartiges Verhalten<text:tab/>9</text:a></text:p>
          <text:p text:style-name="P66"><text:a xlink:type="simple" xlink:href="#__RefHeading___Toc71_3312919563" text:style-name="Index_20_Link" text:visited-style-name="Index_20_Link">Diskussion<text:tab/>9</text:a></text:p>
          <text:p text:style-name="P67"><text:a xlink:type="simple" xlink:href="#__RefHeading___Toc405_3558549" text:style-name="Index_20_Link" text:visited-style-name="Index_20_Link">Weitere Optimierungen<text:tab/>9</text:a></text:p>
          <text:p text:style-name="P66"><text:a xlink:type="simple" xlink:href="#__RefHeading___Toc407_3558549" text:style-name="Index_20_Link" text:visited-style-name="Index_20_Link">Abkürzungsverzeichnis<text:tab/>10</text:a></text:p>
          <text:p text:style-name="P66"><text:a xlink:type="simple" xlink:href="#__RefHeading___Toc409_3558549" text:style-name="Index_20_Link" text:visited-style-name="Index_20_Link">Abbildungsverzeichnis<text:tab/>10</text:a></text:p>
          <text:p text:style-name="P66"><text:a xlink:type="simple" xlink:href="#__RefHeading___Toc411_3558549" text:style-name="Index_20_Link" text:visited-style-name="Index_20_Link">Tabellenverzeichnis<text:tab/>10</text:a></text:p>
          <text:p text:style-name="P66"><text:a xlink:type="simple" xlink:href="#__RefHeading___Toc413_3558549" text:style-name="Index_20_Link" text:visited-style-name="Index_20_Link">Referenzen<text:tab/>10</text:a></text:p>
        </text:index-body>
      </text:table-of-content>
      <text:p text:style-name="P1"/>
      <text:h text:style-name="P57" text:outline-level="1"><text:bookmark-start text:name="__RefHeading___Toc106_572132446"/>Einführung<text:bookmark-end text:name="__RefHeading___Toc106_572132446"/></text:h>
      <text:p text:style-name="P8">In der Informationstechnologie herrscht ein ständiges “Katz- und Maus”-Spiel zwischen Entwicklern (oder auch “Enginieers”) auf der einen Seite und “Reverse Engineers” auf der anderen Seite. Dabei ist es unabhängig, ob Entwickler nun kommerzielle oder bösartige Absichten verfolgen bzw. “Reverse Engineers” versuchen closed-source Software für illegale Zwecke zu analysieren oder versuchen eine automatische Erkennung von gefährlicher Software zu realisieren. <text:span text:style-name="T1">Eine verbreitete Technik die Entwickler nutzen um den “Reverse Engineering”-Prozess zu erschweren, ist die Obfuskation []. Unter Obfuskation wird “” [] verstanden; eine gute Übersicht über die gängigen Techniken bietet [].</text:span></text:p>
      <text:p text:style-name="P2">In dieser Arbeit wird eine in der Literatur nicht gängige Technik zur Obfuskation von Maschinencode vorgestellt und untersucht. <text:span text:style-name="T2">Bei dieser Technik findet eine Relokation zusammenhängender Instruktionen in eigenständige Funktionen statt, welche wiederum als Thread aus der ursprünglichen Funktion gestartet werden. Die serielle Ausführung für durch Synchronisation der einzelnen Threads erreicht.</text:span></text:p>
      <text:p text:style-name="P3"><text:span text:style-name="T2">Das Ziel dieser Technik ist die Verschleierung des Kontrollflusses eines Programms, </text:span>was sich auf die statische sowie dynamische Analyse auswirkt. Hinsichtlich der statischen Analyse wird eine Generierung eines Kontrollflussgraphen mit konventionellen Mitteln nicht mehr möglich, da die Ausführungsreihenfolge der einzelnen Thread erst nach Analyse der Synchronisationstechniken bestimmt werden kann. Die <text:span text:style-name="T3">manuelle </text:span>dynamische Analyse <text:span text:style-name="T3">wird durch die zusätzliche Komplexität des Programms erschwert. (beispiel: mehrere threads, dislokation der funktionen).</text:span></text:p>
      <text:h text:style-name="P65" text:outline-level="2"><text:bookmark-start text:name="__RefHeading___Toc391_3558549"/>Begriffsdefinitionen<text:bookmark-end text:name="__RefHeading___Toc391_3558549"/></text:h>
      <text:p text:style-name="P43">Da in dieser Arbeit Begriffe häufiger vorkommen, welche im allgemeinen Sprachgebrauch entgegen der gewünschten Bedeutung verstanden werden können, werden diese an dieser Stelle für das bessere Verständnis definiert.</text:p>
      <text:p text:style-name="P43">Parent Function, aufrufdende Funktion, <text:span text:style-name="T24">ursprüngliche funktion, transformierte Funktion</text:span><text:line-break/>aktuelle Funktion, aktueller Basic Block<text:line-break/>Basic Block<text:line-break/><text:span text:style-name="T25">System API Call, Systemaufruf<text:line-break/>Thread (im Kontext betriebssysteme und nicht die wortwörtliche Übersetzung „Faden“ vgl. die refernzarbeit)</text:span></text:p>
      <text:p text:style-name="P43">…</text:p>
      <text:h text:style-name="P58" text:outline-level="1">Theorie</text:h>
      <text:p text:style-name="P46">ziel</text:p>
      <text:p text:style-name="P46">Was wird erwartet, performance, obfuscation reverse engineering, malware evasion</text:p>
      <text:p text:style-name="P47">theoretische erläurterungen zur implementierung (ggf. mit darstellungen)</text:p>
      <text:p text:style-name="P47">mails durchgehen</text:p>
      <text:h text:style-name="P55" text:outline-level="1"><text:bookmark-start text:name="__RefHeading___Toc108_572132446"/>Implementierung<text:bookmark-end text:name="__RefHeading___Toc108_572132446"/></text:h>
      <text:h text:style-name="P59" text:outline-level="2"><text:bookmark-start text:name="__RefHeading___Toc110_572132446"/>Entwurfsentscheidungen<text:bookmark-end text:name="__RefHeading___Toc110_572132446"/></text:h>
      <text:p text:style-name="P6">Die Realisierung <text:span text:style-name="T4">der Obfuksation </text:span>kann auf unterschiedlichen Ebenen erfolgen. <text:span text:style-name="T4">Zum einen ist eine Transformation des Quellcodes eines Programms denkbar, wie z.B. in [AMVG] angewendet. Dies erfordert eine lexikalische Analye des jeweiligen Quellcodes und so müsste für jede Sprache ein eigenen Frontend für diese Analyse implementiert werden. Zudem werden für jede Sprache andere Parallelisierungmethoden angeboten, welche eingesetzt werden.</text:span></text:p>
      <text:p text:style-name="P7">Eine andere Möglichkeit ist die Anwendung der Transformation auf die ausführbare Darstellung. Auch hier müssten unterschliedliche Frontends für die unterschiedlichen Darstellungen implementiert werden, wenn man Beispielsweise generierten nativen Maschinencode und Java Bytecode betrachtet. <text:span text:style-name="T5">Verschiedene Ansätze für Manipulation von nativen, ausführbaren Dateien existieren in der Literatur [], jedoch ist bieten diese keine unlimitierte Transformation an und fallen deshalb für die Anwendung zur Erreichung des Ziels aufgrund des Komplexität weg.</text:span></text:p>
      <text:p text:style-name="P7">Die generischste Lösunge ist die Modifikation von Programmabläufen in einer Zwischensprache. Verschiedene Kompilationsframeworks bieten verschiedene Möglichkeiten. Die für diese Zwecke beste Möglichkeit bietet das LLVM Kompilationsframework wie auch in der Literatur häufig herangezogen [,,,,]. Nicht nur bietet LLVM mehrere Frontends um verschiedene Eingangssprachen in eine allgemeine Zwischensprache (die LLVM Intermediate Representation zu überführen), sondern bietet auch die Tatsache das dieses Open-Source ist und eine Modularität für die Einbringung von Plugins anbietet etliche Vorteile.</text:p>
      <text:p text:style-name="P7">Hinsichtlich des Backends müssen jedoch für die jeweilige Platform die entsprechenden Parallelisierungmethoden eingesetzt werden. Parallelisierung wird durch die entsprechenden Aufrufe der System API Calls der jeweiligen Betriebssysteme erreicht. Bei Windows erfolgt das starten eines Threads beispielsweise über die Methode „CreateThread“, wohingegen der Name der vom Linux-Betriebssystems exportierten Methode „pthread_create lautet. Dies ließe sich ggf. durch den Einsatz des C++ Standard Bibliothek generalisieren, jedoch bringt der Einsatz der Standardbibliothek einen nicht zu vernachlässigen Overhead mit sich (u.a. hinsichtlich des Exception Handlings, welches später noch genauer erläutert wird).</text:p>
      <text:p text:style-name="P10">Als Frontend bietet LLVM verschiedene Sprachen an…</text:p>
      <text:h text:style-name="P60" text:outline-level="2"><text:bookmark-start text:name="__RefHeading___Toc59_3312919563"/><text:soft-page-break/>Einschränkungen<text:bookmark-end text:name="__RefHeading___Toc59_3312919563"/></text:h>
      <text:p text:style-name="P10">Wie bereits bei den Entwurfsentscheidungen erläutert, erfolgt eine Einschränkung hinsichtlich der Programmiersprache und der Zielplattform (bzw. Zielbetriebssystems). Zum einen muss werden ledigliche Programmiersprachen die durch das LLVM-Framworke unterstützt werden betrachtet. Zum anderen muss Plattformen müssen Möglichkeiten zur Parallelisierung und Synchronisierung anbieten. </text:p>
      <text:p text:style-name="P9">Dementsprechend werden in dieser Arbeit lediglich <text:span text:style-name="T5">nativ ausführbare Dateien betrachtet und auch lediglich die gängigsten Betriebssysteme Windows und Linux in die Betrachtung einbezogen und somit lediglich „Portable Executable“-Files (Windows) bzw. „ELF“-Files (Linux). Die unterschiedliche Anwendung bestimmter Transformationsschritte wird in der Implementierung durch entsprechendes Preprocessing gelöst.</text:span></text:p>
      <text:h text:style-name="P50" text:outline-level="1"><text:bookmark-start text:name="__RefHeading___Toc61_3312919563"/>Algorithmus<text:bookmark-end text:name="__RefHeading___Toc61_3312919563"/></text:h>
      <text:p text:style-name="P13"><text:span text:style-name="T5">Der Algorithmus für die Transformation kann grob in fünf (wie viele tatsächlich?) Phasen unterteilt werden</text:span>. In der ersten Phase erfolgt eine Initialisierung der für die Transformation genutzten Bausteine (synonym).</text:p>
      <text:p text:style-name="P28">Die folgenden Phasen werden iteriert für jede zu fransformierende Funktion durchgeführt. Hierbei kann eine Selektion der zur transformierenden Funktionen erfolgen. Zum einen durch manuelle Angabe, welche Funktionen für die Transformation inkludiert werden sollen. Zum anderen durch vorherigen automatische Analyse, um z.B. rechenintensive oder nicht-unterstützte (z.B. rekursive) Funktionen auszusparen.</text:p>
      <text:p text:style-name="P28">In der zweiten Phase (umformulieren) wird das vorliegende Module in der LLVM IR analysiert join</text:p>
      <text:h text:style-name="P61" text:outline-level="2"><text:bookmark-start text:name="__RefHeading___Toc63_3312919563"/>Initialisierung<text:bookmark-end text:name="__RefHeading___Toc63_3312919563"/></text:h>
      <text:p text:style-name="P11">Abhängig vom Zielbetriebssystem <text:span text:style-name="T9">müssen</text:span> die verschiedenen Bausteine initialisiert <text:span text:style-name="T9">werden</text:span>. Als Bausteine in diesem Sinne sind die Systemfunktionen und Systemtypen der jeweiligen Plattformen zu betrachten. In dieser Arbeit werden wird in den vorherigen Abschnitten beschrieben die Betriebssysteme Linux und Windows betrachtet. Die konkreten Funktionen, die für die Realisierung verwendet werden, sind in der folgenden Tabelle betrachtet und das jeweilige Pendant des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Funktion</text:p>
          </table:table-cell>
          <table:table-cell table:style-name="Parallelisierungsprimitve.A1" office:value-type="string">
            <text:p text:style-name="P26">Linux</text:p>
          </table:table-cell>
          <table:table-cell table:style-name="Parallelisierungsprimitve.C1" office:value-type="string">
            <text:p text:style-name="P26">Windows</text:p>
          </table:table-cell>
        </table:table-row>
        <table:table-row>
          <table:table-cell table:style-name="Parallelisierungsprimitve.A2" office:value-type="string">
            <text:p text:style-name="P26">Attribute für die Erstellung von Parallelisierungprimitiven</text:p>
          </table:table-cell>
          <table:table-cell table:style-name="Parallelisierungsprimitve.A2" office:value-type="string">
            <text:p text:style-name="P26">pthread_attr_t</text:p>
          </table:table-cell>
          <table:table-cell table:style-name="Parallelisierungsprimitve.C2" office:value-type="string">
            <text:p text:style-name="P26">SECURITY_ATTRIBUTES</text:p>
          </table:table-cell>
        </table:table-row>
        <table:table-row>
          <table:table-cell table:style-name="Parallelisierungsprimitve.A2" office:value-type="string">
            <text:p text:style-name="P26">Erstellung eines Threads</text:p>
          </table:table-cell>
          <table:table-cell table:style-name="Parallelisierungsprimitve.A2" office:value-type="string">
            <text:p text:style-name="P26">pthread_create</text:p>
          </table:table-cell>
          <table:table-cell table:style-name="Parallelisierungsprimitve.C2" office:value-type="string">
            <text:p text:style-name="P26">CreateThread</text:p>
          </table:table-cell>
        </table:table-row>
        <table:table-row>
          <table:table-cell table:style-name="Parallelisierungsprimitve.A2" office:value-type="string">
            <text:p text:style-name="P26">Abtrennung eines Threads</text:p>
          </table:table-cell>
          <table:table-cell table:style-name="Parallelisierungsprimitve.A2" office:value-type="string">
            <text:p text:style-name="P26">pthread_detach</text:p>
          </table:table-cell>
          <table:table-cell table:style-name="Parallelisierungsprimitve.C2" office:value-type="string">
            <text:p text:style-name="P26">CloseHandle</text:p>
          </table:table-cell>
        </table:table-row>
        <table:table-row>
          <table:table-cell table:style-name="Parallelisierungsprimitve.A2" office:value-type="string">
            <text:p text:style-name="P26">Terminierung eines Threads</text:p>
          </table:table-cell>
          <table:table-cell table:style-name="Parallelisierungsprimitve.A2" office:value-type="string">
            <text:p text:style-name="P26">pthread_cancel</text:p>
          </table:table-cell>
          <table:table-cell table:style-name="Parallelisierungsprimitve.C2" office:value-type="string">
            <text:p text:style-name="P26">TerminateThread</text:p>
          </table:table-cell>
        </table:table-row>
        <table:table-row>
          <table:table-cell table:style-name="Parallelisierungsprimitve.A2" office:value-type="string">
            <text:p text:style-name="P26">Synchronisation mit einem Thread</text:p>
          </table:table-cell>
          <table:table-cell table:style-name="Parallelisierungsprimitve.A2" office:value-type="string">
            <text:p text:style-name="P26">p<text:span text:style-name="T6">th</text:span>r<text:span text:style-name="T6">e</text:span>ad_join</text:p>
          </table:table-cell>
          <table:table-cell table:style-name="Parallelisierungsprimitve.C2" office:value-type="string">
            <text:p text:style-name="P26">WaitForSingleObject</text:p>
          </table:table-cell>
        </table:table-row>
        <table:table-row>
          <table:table-cell table:style-name="Parallelisierungsprimitve.A2" office:value-type="string">
            <text:p text:style-name="P26">Semaphore</text:p>
          </table:table-cell>
          <table:table-cell table:style-name="Parallelisierungsprimitve.A2" office:value-type="string">
            <text:p text:style-name="P26">sem_t</text:p>
          </table:table-cell>
          <table:table-cell table:style-name="Parallelisierungsprimitve.C2" office:value-type="string">
            <text:p text:style-name="P26">-</text:p>
          </table:table-cell>
        </table:table-row>
        <table:table-row>
          <table:table-cell table:style-name="Parallelisierungsprimitve.A2" office:value-type="string">
            <text:p text:style-name="P26">Erstellung eines Semaphores</text:p>
          </table:table-cell>
          <table:table-cell table:style-name="Parallelisierungsprimitve.A2" office:value-type="string">
            <text:p text:style-name="P26">sem_init</text:p>
          </table:table-cell>
          <table:table-cell table:style-name="Parallelisierungsprimitve.C2" office:value-type="string">
            <text:p text:style-name="P26">CreateSemaphoreA</text:p>
          </table:table-cell>
        </table:table-row>
        <text:soft-page-break/>
        <table:table-row>
          <table:table-cell table:style-name="Parallelisierungsprimitve.A2" office:value-type="string">
            <text:p text:style-name="P26">Freigeben eines Semaphores</text:p>
          </table:table-cell>
          <table:table-cell table:style-name="Parallelisierungsprimitve.A2" office:value-type="string">
            <text:p text:style-name="P26">sem_post</text:p>
          </table:table-cell>
          <table:table-cell table:style-name="Parallelisierungsprimitve.C2" office:value-type="string">
            <text:p text:style-name="P26">ReleaseSemaphore</text:p>
          </table:table-cell>
        </table:table-row>
        <table:table-row>
          <table:table-cell table:style-name="Parallelisierungsprimitve.A2" office:value-type="string">
            <text:p text:style-name="P27"><text:span text:style-name="T8">Sperren</text:span> eines Semaphores</text:p>
          </table:table-cell>
          <table:table-cell table:style-name="Parallelisierungsprimitve.A2" office:value-type="string">
            <text:p text:style-name="P27">sem_wait</text:p>
          </table:table-cell>
          <table:table-cell table:style-name="Parallelisierungsprimitve.C2" office:value-type="string">
            <text:p text:style-name="P27">WaitForSingleObject</text:p>
          </table:table-cell>
        </table:table-row>
        <table:table-row>
          <table:table-cell table:style-name="Parallelisierungsprimitve.A2" office:value-type="string">
            <text:p text:style-name="P27">Freigeben eines Semaphores</text:p>
          </table:table-cell>
          <table:table-cell table:style-name="Parallelisierungsprimitve.A2" office:value-type="string">
            <text:p text:style-name="P27">sem_destroy</text:p>
          </table:table-cell>
          <table:table-cell table:style-name="Parallelisierungsprimitve.C2" office:value-type="string">
            <text:p text:style-name="P27">CloseHandle</text:p>
          </table:table-cell>
        </table:table-row>
      </table:table>
      <text:p text:style-name="P11"/>
      <text:p text:style-name="P12">Die Attribute werden bei der Erstellung eines Threads an die jeweilige Systemfunktion übergeben und beeinflussen das Ausführungsverhalten bzw. den Zugriff auf den Thread. Da für „unsere“ Zwecke die Standardeinstellungen bei der Threaderstellung ausreichend sind, wird für diesen Parameter immer (synonym) immer ein NULL-Pointer übergeben.</text:p>
      <text:p text:style-name="P12">Die Abtrennung eines Threads ist für Funktionen erforderlich, die mehrfach durchlaufen werden (wie z.B. bei Schleifen). Hierbei startet sich der Thread vor Terminierung selbst neu. Für die Freigebung von Ressourcen ist es erforderlich, den Thread vorher abzutrennen, damit die Freigebung (umformulieren) durch das Betriebssystem vorgenommen wird und keine Synchronisation mit dem aufrufenden Thread erforderlich ist. Falls die Ressourcen nicht freigegeben werden, kann es nach gewisser Ausführungsdauer und dementsprechend hoher Anzahl von erstellten Threads zu systembedingten Fehlern bei der Erstellung weiterer Threads kommen, da die Anzahl dieser limitiert ist, was undefiniertes Verhalten zu Folge haben kann. Ebenso erfolgt vor dem Return der abgearbeiteten Funktion die Terminierung von unbenutzten Threads und sich selbst neustartenden Threads <text:span text:style-name="T7">und der Synchronisierung mit diesen </text:span>um <text:span text:style-name="T7">ebendiesen Fall zu vermeiden.</text:span></text:p>
      <text:p text:style-name="P14">Semaphore werden für die Synchronisierung der Threads genutzt, um die ursprüngliche serielle Abarbeitung zu gewährleisten. Da die Semaphore in der Implementierung dieser Arbeit lediglich den Wert „gesperrt“ oder „frei“ annehmen, weisen sie Ähnlichkeit mit Mutexes auf. Der entscheidende unterschied ist jedoch, dass bei Mutexen das Sperren und Freigen durch denselben Thread erwartet wird. Terminiert ein Thread ohne ein Mutex vorher freigegeben zu haben, tritt undefinierten Verhalten ein [linux man page]. Als Alternative wurden ebenfalls Spin-Locks [] geprüft, aufgrund der hohen Anzahl von Threads führt dies jedoch zu einem exorbitanten (nicht vergleichbarem) Performance-Verlust, da die Ausführung des Threads nicht gestoppt wird und der Prozessor durchgehend mit der Prüfung des Locks beschäftigt ist. Hinsichtlich des Semaphore-Typs wird bei Windows der native HANDLE Type verwendet, welcher in der Zwischensprache als einfacher void-Pointer definiert ist, sodass hier keine gesonderte Initialisierung notwendig ist.</text:p>
      <text:h text:style-name="Heading_20_2" text:outline-level="2"><text:bookmark-start text:name="__RefHeading___Toc393_3558549"/>Datenfluss<text:bookmark-end text:name="__RefHeading___Toc393_3558549"/></text:h>
      <text:p text:style-name="P15">In dieser Phase wird eine Globalisierung des Datenflusses d<text:span text:style-name="T11">u</text:span>rchgeführt, d.h. lokale <text:span text:style-name="T12">Identifier (Übersetzung)</text:span> werden in den globalen Kontext verschoben.<text:span text:style-name="T13"> Identifier stellen hingegen flüchtige Werte dar. Diese Unterscheidung ist aufgrund der Nähe der Zwischensprache zur maschinenorientierten Darstellung (anderes Wort) erforderlich. Der Rückgabewert einer Instruktion wird in der LLVM IR als Identifier dargestellt, welche ggf. nach expliziter Allokation von Speicher auf dem Stack auch dort abgelegt werden kann. Lokale Variablen existieren in diesem im Kontext der Zwischensprache nicht im herkömmlichen Sinn. Als Beispiel sind die Möglichen Übersetzungen der folgende Codeausschnitt zur betrachten:</text:span></text:p>
      <text:p text:style-name="P20">function / bitcast address auf stack? (check in string obfuscation)</text:p>
      <text:p text:style-name="P20">Das bedeutet, dass der Wert des Identifiers <text:span text:style-name="T14">in verschiedenen Speicher verwaltet werden kann, ohne dass der Programmierer uneingeschränkten Einfluss auf die Tatsächliche Handhabung hat.</text:span></text:p>
      <text:p text:style-name="P29"><text:soft-page-break/>Da Funktionsparameter zu keinem Basic Block gehören, werden diese zum Anfang der Phase transformiert. Anschließend wird über jeden Basic Block der Funktion und jede Instruktion iteriert. Hierbei werden Landing Pad Blocks (werden später erklärt) in der Reihenfolge der Basic Blocks an das Ende der Liste verlagert.</text:p>
      <text:p text:style-name="P17">Die Transformation gestaltet sich wie folgt: Zuerst wird eine globale Variable für <text:span text:style-name="T15">den</text:span> betrachtete<text:span text:style-name="T15">n</text:span> lokale<text:span text:style-name="T15">n</text:span> <text:span text:style-name="T15">Identifier</text:span> <text:span text:style-name="T10">erstellt und mit null initialisiert. Anschließend wird hinter die Instruktion, die diese lokale Variable emittiert, bzw. an den Anfang der aktuellen Funktion (im Falle von Funktionsparametern) eine Store-Instruction injiziert, welche den Wert des Identifiers in der global Variable speichert. Abschließend wird vor jeder Instruktion, die diesen Identifier nutzt, eine Load-Instruction injiziert und die Nutzung der Identifiers mit dem Identifier der Load-Instruction injiziert.</text:span></text:p>
      <text:p text:style-name="P30">In der Implementierung für diese Arbeit wurde die Verlagerung des Datenflusses insofern optimiert, dass lokale Variablen nur globalisiert (google) werden, wenn diese auch in anderen Basic Blocks verwendet werden und somit die Auslagerung erforderlich wird.</text:p>
      <text:p text:style-name="P18">Eine besondere Behandlung erfahren PHI Nodes, <text:span text:style-name="T18">Stack-Allokations-Instruktionen (Instruktionen/Instructions) </text:span>und Return-Instructions:</text:p>
      <text:p text:style-name="P31">PHI-Nodes stellen in der LLVM IR eine Instruktion dar, welche abhängig vom vorangehenden Basic Block einen unterschiedlichen Wert einnimmt. Als einfaches Beispiel stelle man (umformulieren) sich eine Schleife vor, bei der ein Zeiger auf einen String iteriert wird. Wird die Schleife erstmals ausgeführt, wird der String-Identifier aus dem vorangegangenen Basic Block für die Schleifenoperation verwendet. Anschließend wird die Adresse um eins inkrementiert. Hierbei wird ein neuer Identifier emittiert (synonym?). Wieder am Kopf der Schleife angekommen, soll nun die neue Adresse des später auftretenden Identifiers genutzt werden. (weitere erklärung notwendig?). Da bei der Transformation die Basic Blocks getrennt werden, muss die Nutzung der PHI-Nodes durch eine andere Methode substituiert werden. Hierfür wird …. Imlpentierung verbessern !</text:p>
      <text:p text:style-name="P31">Da der emittierte Identifier einer Stack-Allokations-Instruction immer einen Zeiger auf einen Speicherbereich identifiziert, ist die Injektion von Load- und Store-Instructions überflüssig und deshalb wird dieser direkt (synonym unmitelbar?) durch einen globalen Identifier ersetzt.</text:p>
      <text:p text:style-name="P23">Sollte die letzte Instruktion eines Basic Blocks eine Return-Instruction mit einem Rückgabewert sein, so wird der Rückgabewert in einer für diesen angelegten globalen Variable gespeichert und void zurückgegeben. Dies ist einfacher als den Rückgabewert über eine System Function Call API (einheitlicher Begriff) zu extrahieren.</text:p>
      <text:h text:style-name="Heading_20_2" text:outline-level="2"><text:bookmark-start text:name="__RefHeading___Toc395_3558549"/>Synchronisation<text:bookmark-end text:name="__RefHeading___Toc395_3558549"/></text:h>
      <text:p text:style-name="P35">Die Synchronisation wird umgesetzt, indem für jeden Basic Block (mit Ausnahme des ersten Basic Blocks der zur transformierenden Funktion) ein <text:span text:style-name="T19">globales </text:span>Semaphore in <text:span text:style-name="T19">der</text:span> <text:span text:style-name="T19">ursprünglichen Funktion </text:span>und an den Anfang jedes Basic Blocks ein Wartepunkt eingefügt wird (realisiert durch den jeweiligen System Call zum Akquirieren des Semaphores). Das Semaphore wird je nach Ergebnis der Branch-Instruktion eines Vorgängers freigegeben, indem am Ende des Basic Block der jeweilige Branch das korrespondierende <text:span text:style-name="T21">(synonym?) </text:span>Semaphore freigibt. <text:span text:style-name="T23">Dies wird realisiert, indem für den zu betrachtenden Basic Block Nachfolger ein neuer Basic Block mit dieser Funktionalität erstellt </text:span><text:soft-page-break/><text:span text:style-name="T23">wird und der in der Branch-Instruktion registrierte Nachfolger durch den neuen Basic Block ersetzt wird.</text:span></text:p>
      <text:p text:style-name="P37">Handelt es sich bei der letzten Instruktion eines Basic Blocks um <text:span text:style-name="T22">eine Return-Instruction, so wird vor dieser Instruktion der nötige Aufruf zur Freigabe des Semaphores, welches der ursprünglichen Funktion signalisiert, dass die Aufgabe abgearbeitet wurde und die Aufräumarbeiten beginnen können, eingefügt. Der Wartepunkt für die aufrufende Funktion wird nach der Erstellung jedes Threads für jede neue Funktion mit den ausgelagerten Basic Blocks eingefügt (synonym).</text:span></text:p>
      <text:p text:style-name="P37">Exceptions??</text:p>
      <text:h text:style-name="P64" text:outline-level="2"><text:bookmark-start text:name="__RefHeading___Toc397_3558549"/>Relocation<text:bookmark-end text:name="__RefHeading___Toc397_3558549"/></text:h>
      <text:p text:style-name="P42"><text:span text:style-name="T23">In dieser Phase werden die einzelnen Basic Blocks in eine neue Funktion ausgelagert. Hierfür wird zunächst eine neue Funktion ohne Parameter und Rückgabewert erstellt. Anschließend wird der aktuelle Basic Block und (falls vorhanden) die Basic Block Nachfolger (die die Synchronisation realisieren | synonym) in diese Funktion verschoben. Sollte der Basic Block Bestandteil einer Schleife sein, so wird an dieser Stelle noch vor Terminierung der Funktion der Aufruf zur Abtrennung des Threads (sich selbst, wie oben beschrieben) und zum Neustart des von sich selbst eingefügt. (Alternative implementierung durch nicht ret instr sondern branch zum entry??). In der aufrufenden Funktion wird für jede so neu erstellte Funktion ein Systemaufruf für die Erstellung eines Threads kreiert.</text:span></text:p>
      <text:p text:style-name="P48">Im Anschluss an der Wartepunkt der aufrufenden Funktion, welcher durch einen Basic Block freigegeben wird, welcher in der ursprünglichen Funktion zum Return geführt hätte, werden die allokierten Ressourcen freigegeben, um einen Overflow (anderes Wort) zu vermeiden <text:span text:style-name="T28">(siehe auch oben)</text:span>. <text:span text:style-name="T28">Konkret bedeutet dies für jeden Thread den Aufruf der Systemfunktion zur Terminierung und zur Synchronisierung (join?? | was die Freigabe der Ressourcen beinhaltet) und für jedes Semaphore den Aufruf der Systemfunktion zur Freigabe.</text:span></text:p>
      <text:p text:style-name="P49">Abschließend wird noch der Rückgabewert aus der hierfür erstellen globalen Variable geladen und an die aufrufende Funktion zurückgegeben.</text:p>
      <text:p text:style-name="P40">Um auszuschließen, dass die Reihenfolge, in der die Threads erstellt werden, keinen Einfluss auf das Ausführungsverhalten des Programms hat, erfolgen in der Implementierung für diese Arbeit die Erstellung der Threads in der umgekehrten Reihenfolge bezogen auf die Reihenfolge der Basic Blocks. <text:span text:style-name="T27">(Shuffled?)</text:span></text:p>
      <text:h text:style-name="P53" text:outline-level="1"><text:bookmark-start text:name="__RefHeading___Toc399_3558549"/>Spezialbehandlung: Exception Handling<text:bookmark-end text:name="__RefHeading___Toc399_3558549"/></text:h>
      <text:p text:style-name="P38">Personality Function, Runtime, Windows, landin pad invoke, catchpad …</text:p>
      <text:p text:style-name="P39">check das komplette file auf diese spezialbehandlungen !</text:p>
      <text:h text:style-name="P62" text:outline-level="2"><text:bookmark-start text:name="__RefHeading___Toc401_3558549"/>Einschränkungen<text:bookmark-end text:name="__RefHeading___Toc401_3558549"/></text:h>
      <text:p text:style-name="P22">Exceptions</text:p>
      <text:p text:style-name="P22">In der Implementierung der Arbeit werden rekursive Funktionen nicht transformiert, da der ausgearbeitete Algorithmus nicht dafür vorgesehen ist. Aufgrund des Umstands, dass für jeden <text:soft-page-break/>lokalen Identifier genau eine globale Variable vorgesehen ist, würde eine rekursiv aufgerufene Methode die globalen Variablen der aufrufenden Methode überschreiben. (Was könnte gemacht werden, um rekursive Funktionen zu unterstützen???).</text:p>
      <text:p text:style-name="P22"/>
      <text:h text:style-name="P51" text:outline-level="1"><text:bookmark-start text:name="__RefHeading___Toc65_3312919563"/>Ergebnisse<text:bookmark-end text:name="__RefHeading___Toc65_3312919563"/></text:h>
      <text:p text:style-name="P41">CheckIfLoop depth konfiguration</text:p>
      <text:p text:style-name="P36">Allgemeine disassembly bilder der transformation <text:span text:style-name="T20">(bzip2), check notes</text:span></text:p>
      <text:h text:style-name="P52" text:outline-level="1"><text:bookmark-start text:name="__RefHeading___Toc403_3558549"/>Obfuskationsmetriken<text:bookmark-end text:name="__RefHeading___Toc403_3558549"/></text:h>
      <text:p text:style-name="P19">Check die literatur zur reference implenentierung []</text:p>
      <text:h text:style-name="Heading_20_2" text:outline-level="2"><text:bookmark-start text:name="__RefHeading___Toc67_3312919563"/>(Manuelles) Reverse Engineering<text:bookmark-end text:name="__RefHeading___Toc67_3312919563"/></text:h>
      <text:p text:style-name="P10">Für die Prüfung, welche wie sich der Transformationsprozess auf (manuelle) Reverse Engineering Vorgänge auswirkt wurde das gängige (synonyme für gängige) Reverse Engineering Tool Ghidra verwendet.</text:p>
      <text:p text:style-name="P16">Bilder</text:p>
      <text:h text:style-name="Heading_20_2" text:outline-level="2"><text:bookmark-start text:name="__RefHeading___Toc69_3312919563"/>(Automatisierte) Untersuchung auf bösartiges Verhalten<text:bookmark-end text:name="__RefHeading___Toc69_3312919563"/></text:h>
      <text:p text:style-name="P3">Virusdetektionen wie z.B. mit Colored Control Flow Graphs [] ist ohne Kenntnis der Obfuskationtechnik nicht mehr möglich</text:p>
      <text:p text:style-name="P3"/>
      <text:p text:style-name="P3">Die Effektivität der Verschleierung der Ausführungsreihenfolge lässt sich noch zusätzlich durch die Verschleierung von Synchronisationtechniken z.B. durch Anwendung von Opaque Predicates [] erhöhen</text:p>
      <text:p text:style-name="P3"/>
      <text:h text:style-name="P56" text:outline-level="1">Vergleich mit ähnlichen Publikationen</text:h>
      <text:h text:style-name="P50" text:outline-level="1"><text:bookmark-start text:name="__RefHeading___Toc71_3312919563"/>Diskussion<text:bookmark-end text:name="__RefHeading___Toc71_3312919563"/></text:h>
      <text:p text:style-name="P5">Zusätzlich die möglichkeit das ganze durchzumischen (also die neuen funktionen, der aufruf, usw.)</text:p>
      <text:p text:style-name="P32">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text:soft-page-break/>Scanner zu dezimieren. In diesem Fall ist jedoch klarzustellen, dass durch diese Methode lediglich die .text</text:p>
      <text:p text:style-name="P4">Es könnte bei zu hoher Ressourcen-Nutzung zu Fehlern kommen (wie im Abschnitt Algorithmus beschrieben). <text:span text:style-name="T6">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34">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h text:style-name="P63" text:outline-level="2"><text:bookmark-start text:name="__RefHeading___Toc405_3558549"/>Weitere Optimierungen<text:bookmark-end text:name="__RefHeading___Toc405_3558549"/></text:h>
      <text:p text:style-name="P21">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6">r</text:span>suchen???)</text:p>
      <text:p text:style-name="P21">Auch blöcke von oben hierher verlagern</text:p>
      <text:p text:style-name="P21">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p text:style-name="P21"/>
      <text:p text:style-name="P44">TODO: <text:span text:style-name="T17">komplexe Beschreibungen graphisch darstellen</text:span>? → jemanden lesen lassen</text:p>
      <text:h text:style-name="P54" text:outline-level="1"><text:bookmark-start text:name="__RefHeading___Toc407_3558549"/>Abkürzungsverzeichnis<text:bookmark-end text:name="__RefHeading___Toc407_3558549"/></text:h>
      <text:p text:style-name="P45">API<text:line-break/><text:span text:style-name="T26">LLVM</text:span></text:p>
      <text:h text:style-name="P54" text:outline-level="1"><text:bookmark-start text:name="__RefHeading___Toc409_3558549"/>Abbildungsverzeichnis<text:bookmark-end text:name="__RefHeading___Toc409_3558549"/></text:h>
      <text:h text:style-name="P54" text:outline-level="1"><text:bookmark-start text:name="__RefHeading___Toc411_3558549"/>Tabellenverzeichnis<text:bookmark-end text:name="__RefHeading___Toc411_3558549"/></text:h>
      <text:h text:style-name="P54" text:outline-level="1"><text:bookmark-start text:name="__RefHeading___Toc413_3558549"/>Referenzen<text:bookmark-end text:name="__RefHeading___Toc413_355854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2-16T17:37:00.824000788</dc:date>
    <meta:editing-duration>PT4H6M43S</meta:editing-duration>
    <meta:editing-cycles>78</meta:editing-cycles>
    <meta:generator>LibreOffice/6.0.7.3$Linux_X86_64 LibreOffice_project/00m0$Build-3</meta:generator>
    <meta:document-statistic meta:table-count="1" meta:image-count="0" meta:object-count="0" meta:page-count="10" meta:paragraph-count="142" meta:word-count="2661" meta:character-count="20920" meta:non-whitespace-character-count="18399"/>
  </office:meta>
</office:document-meta>
</file>